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lt;<text:span text:style-name="T1">Эксперимент со сплетёнными сознаниями.</text:span>&gt;</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7067869620250624302" text:style-name="L1">
        <text:list-item>
          <text:p text:style-name="P150">Книги:</text:p>
        </text:list-item>
      </text:list>
      <text:list xml:id="list4033766770658007888"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596686966581638173"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540705878774235242"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я мельком прочитал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p text:style-name="P35"><text:span text:style-name="T71">&lt;</text:span><text:span text:style-name="T9">Эпизод в Кантерлоте, где Луна составляет невысокое мнение об умственных способностях Макса</text:span><text:span text:style-name="T71">&gt;</text:span></text:p>
      <text:p text:style-name="P35">&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span text:style-name="T33">&lt;</text:span><text:span text:style-name="T1">Анон не успел увидеть подробности</text:span><text:span text:style-name="T33">&gt;</text:span></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2"/>
      <text:p text:style-name="P35"><text:soft-page-break/>&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2">&lt;<text:span text:style-name="T25">Селестия объясняет Анону происхождение надписина обратной стороне Луны — шалости Луны во время заточения</text:span>&gt;</text:p>
      <text:h text:style-name="P147"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Недавно</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text:soft-page-break/>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text:soft-page-break/>–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text:soft-page-break/>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text:soft-page-break/>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text:soft-page-break/>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6"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text:soft-page-break/>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text:soft-page-break/>–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text:soft-page-break/>–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text:soft-page-break/>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text:soft-page-break/>–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text:soft-page-break/>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oft-page-break/><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text:soft-page-break/>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text:soft-page-break/>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text:soft-page-break/>–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text:soft-page-break/>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text:soft-page-break/>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text:soft-page-break/>–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text:soft-page-break/>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text:soft-page-break/>–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text:soft-page-break/>–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text:soft-page-break/>–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oft-page-break/><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soft-page-break/></text:p>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oft-page-break/><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oft-page-break/><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oft-page-break/><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text:soft-page-break/>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text:soft-page-break/></text:p>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text:soft-page-break/>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text:soft-page-break/>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text:soft-page-break/>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text:soft-page-break/>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text:soft-page-break/>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oft-page-break/><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text:soft-page-break/>–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text:soft-page-break/>–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text:soft-page-break/>–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oft-page-break/><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text:soft-page-break/>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text:soft-page-break/>–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text:soft-page-break/>–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text:soft-page-break/>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text:soft-page-break/></text:p>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oft-page-break/><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text:soft-page-break/></text:p>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text:soft-page-break/>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text:soft-page-break/>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oft-page-break/><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text:soft-page-break/>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text:soft-page-break/>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text:soft-page-break/>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text:soft-page-break/>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oft-page-break/><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text:soft-page-break/></text:p>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text:soft-page-break/>–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text:soft-page-break/>–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text:soft-page-break/>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text:soft-page-break/>–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oft-page-break/><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text:soft-page-break/>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text:soft-page-break/>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text:soft-page-break/></text:p>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text:soft-page-break/></text:p>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text:soft-page-break/></text:p>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text:soft-page-break/>–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text:soft-page-break/>–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text:soft-page-break/></text:p>
      <text:p text:style-name="P69">***</text:p>
      <text:p text:style-name="P68"/>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soft-page-break/>…</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text:soft-page-break/>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oft-page-break/><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text:soft-page-break/>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text:soft-page-break/>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text:soft-page-break/>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oft-page-break/><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text:soft-page-break/>–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text:soft-page-break/></text:p>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text:soft-page-break/></text:p>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oft-page-break/><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50">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oft-page-break/><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text:span><text:span text:style-name="T33">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text:soft-page-break/></text:p>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text:soft-page-break/>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text:soft-page-break/></text:p>
      <text:p text:style-name="P102">***</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1T00:52:21.78</dc:date>
    <meta:editing-duration>P125DT8H39M4S</meta:editing-duration>
    <meta:editing-cycles>7600</meta:editing-cycles>
    <meta:generator>OpenOffice/4.1.1$Win32 OpenOffice.org_project/411m6$Build-9775</meta:generator>
    <dc:creator>макс </dc:creator>
    <meta:document-statistic meta:table-count="0" meta:image-count="0" meta:object-count="0" meta:page-count="193" meta:paragraph-count="4171" meta:word-count="88968" meta:character-count="565278"/>
  </office:meta>
</office:document-meta>
</file>